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discussing roles and future meetings </text:p>
      <text:p text:style-name="Standard"><text:span text:style-name="T2">Persons present:</text:span> All project members.</text:p>
      <text:p text:style-name="Standard"><text:span text:style-name="T2">Place and date of meeting: </text:span>24 Hour Computer room by old college, 12:15, 12th Octo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pan>12th October</text:p>
      <text:p text:style-name="Standard"><text:span text:style-name="T2">Version: </text:span><text:span text:style-name="T1">1.0: Original Copy<text:line-break/><text:tab/> <text:s text:c="2"/>1.1: Edited so it looks like the minutes standard</text:span><text:span text:style-name="T2"><text:line-break/><text:tab/> <text:s text:c="2"/></text:span>1.2 – Made all the minutes constant in lay out</text:p>
      <text:p text:style-name="Standard"/>
      <text:p text:style-name="Standard"><text:span text:style-name="T2">Matters Arising:</text:span> </text:p>
      <text:list xml:id="list12556112361" text:style-name="L1">
        <text:list-item>
          <text:p text:style-name="P3">Assigning roles ready for Tuesday's tutorial meeting.</text:p>
          <text:p text:style-name="P3"><text:span text:style-name="T2">Action: </text:span><text:span text:style-name="T1">Everyone</text:span></text:p>
        </text:list-item>
      </text:list>
      <text:p text:style-name="Standard"/>
      <text:p text:style-name="P2">New Business: </text:p>
      <text:list xml:id="list1152496039" text:style-name="L2">
        <text:list-item>
          <text:p text:style-name="P4">Martin, Dave and Ryan all declared interest in project leader roles. Martin Dave and Ryan declared interest in deputy project leader roles. Maciej came forward as a designer along with Jack as it is something would interest them.</text:p>
          <text:p text:style-name="P4"/>
          <text:p text:style-name="P4">Discussed appropriate people for Android programming. Harry has previous experience, Martin wants to strongly be in the coding side and Dave wanted to contribute too. There was an overall agreement that we could all cover if something happened to these two. Martin and Harry are the programmers.</text:p>
          <text:p text:style-name="P4"><text:line-break/>Mark stated his knowledge of PHP, Jack and Mark P said they wanted to do web programming as they have previous knowledge. </text:p>
          <text:p text:style-name="P4"><text:line-break/>Ryan agreed to be quality assurance manager </text:p>
          <text:p text:style-name="P4"/>
          <text:p text:style-name="P4">Harry suggested we have a team leader for each sub role, so one for programming and one for the web programming. He also suggested that we all read the QA standards so it's all a group effort.<text:line-break/><text:line-break/>Maciej said that he feels if someone was being a main programmer then they shouldn't be project leader because of too much pressure. Therefore, because Martin wanted to be heavily involved in Android programming, Dave agreed to be Project Leader. <text:line-break/><text:line-break/>This resulted in Martin agreeing to the deputy project leader, via agreement</text:p>
          <text:p text:style-name="P4"/>
          <text:p text:style-name="P4">Maceik agreed to do the documenting. </text:p>
        </text:list-item>
      </text:list>
      <text:p text:style-name="Standard"/>
      <text:list xml:id="list247890480" text:continue-numbering="true" text:style-name="L2">
        <text:list-header>
          <text:p text:style-name="P4">Zack agreed to do the testing, with Martin helping as he will be writing a lot of the Java code. Ryan agreed to test too. </text:p>
          <text:p text:style-name="P4">Version Control was agreed to be with Ryan. </text:p>
          <text:p text:style-name="P4"><text:span text:style-name="T2">ACTION:</text:span> Everyone</text:p>
          <text:p text:style-name="P4"/>
        </text:list-header>
        <text:list-item>
          <text:p text:style-name="P4">Dave said we should have at least 3 meetings a week, one midweek, one tutorial and one at the weekend. </text:p>
          <text:p text:style-name="P4"><text:soft-page-break/>Harry suggested that it should be at the end of the week so we can discuss what happened during the week, and what are plans are for the following week. <text:line-break/><text:line-break/>Ryan suggested using Google Calender for working out times. <text:line-break/><text:line-break/>Jack said he would rather meet during the week than at weekends.<text:line-break/><text:line-break/>Overall agreement that we would meet on Friday at 10, instead of 12 on Saturday until there's higher work loads which we would then use the Saturday slot.<text:line-break/></text:p>
          <text:p text:style-name="P4">Mark asked where the meeting would be held, the agreement was the Orchard in the Computer Science Building. </text:p>
          <text:p text:style-name="P4"><text:span text:style-name="T2">ACTION: </text:span><text:span text:style-name="T3">Everyone<text:line-break/></text:span></text:p>
        </text:list-item>
        <text:list-item>
          <text:p text:style-name="P4">Agreed we're sending Harry and Martin to the Android workshop because they will benefit from it most.</text:p>
          <text:p text:style-name="P4"><text:span text:style-name="T2">ACTION:</text:span> <text:a xlink:type="simple" xlink:href="mailto:hfb1@aber.ac.uk">hfb1@aber.ac.uk</text:a></text:p>
          <text:p text:style-name="P4"><text:span text:style-name="T2">ACTION:</text:span> <text:a xlink:type="simple" xlink:href="mailto:mvz@aber.ac.uk">mvz@aber.ac.uk</text:a></text:p>
          <text:p text:style-name="P4"/>
        </text:list-item>
        <text:list-item>
          <text:p text:style-name="P4">Zack said we should all go to the GitHub Workshop if possible.<text:line-break/><text:line-break/>Ryan suggested setting up a GitHub, but overall agreement was we will see if we get a Git account first, until then send the documents via email.<text:line-break/></text:p>
        </text:list-item>
        <text:list-item>
          <text:p text:style-name="P4">Harry suggested we should all have jobs assigned before Tuesday's meeting. <text:line-break/><text:line-break/>Dave said he will send out a copy of the jobs and that each of us should read our relevant documents.</text:p>
          <text:p text:style-name="P4"><text:span text:style-name="T2">ACTION:</text:span> <text:a xlink:type="simple" xlink:href="mailto:mda@aber.ac.uk">mda@aber.ac.uk</text:a><text:line-break/></text:p>
        </text:list-item>
        <text:list-item>
          <text:p text:style-name="P4">Maciej asked about writing a blog, which Ryan said he would email Neil (project Manager)<text:line-break/></text:p>
        </text:list-item>
        <text:list-item>
          <text:p text:style-name="P4">Planning needs to be started. Dave will start producing the plan after Tuesday.</text:p>
          <text:p text:style-name="P4"><text:span text:style-name="T2">ACTION: </text:span><text:a xlink:type="simple" xlink:href="mailto:mda@aber.ac.uk">mda@aber.ac.uk</text:a>.</text:p>
        </text:list-item>
      </text:list>
      <text:p text:style-name="P2">Any Other Business:</text:p>
      <text:p text:style-name="Standard"><text:tab/>None</text:p>
      <text:p text:style-name="Standard"/>
      <text:p text:style-name="P1"><text:span text:style-name="T2">Authors Email Address:</text:span> <text:a xlink:type="simple" xlink:href="mailto:ryg1@aber.ac.uk">ryg1@aber.ac.uk</text:a></text:p>
      <text:p text:style-name="P1"/>
      <text:p text:style-name="P1"><text:span text:style-name="T2">Dates: </text:span>Version 1.0: 12th October; <text:s/>Version 1.1: 13th October. ; Version 1.2 3rd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0_12_minutes.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3T13:25:08</dc:date>
    <meta:editing-duration>PT1H32M38S</meta:editing-duration>
    <meta:editing-cycles>23</meta:editing-cycles>
    <meta:generator>LibreOffice/3.5$Linux_X86_64 LibreOffice_project/350m1$Build-2</meta:generator>
    <meta:document-statistic meta:table-count="0" meta:image-count="0" meta:object-count="0" meta:page-count="2" meta:paragraph-count="39" meta:word-count="610" meta:character-count="3653" meta:non-whitespace-character-count="3048"/>
  </office:meta>
</office:document-meta>
</file>